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automatic-styles>
    <style:style style:name="P1" style:family="paragraph" style:parent-style-name="Title">
      <style:text-properties style:text-underline-style="solid" style:text-underline-width="bold" style:text-underline-color="#d62e4e" officeooo:rsid="000733ad" officeooo:paragraph-rsid="000733ad"/>
    </style:style>
    <style:style style:name="P2" style:family="paragraph" style:parent-style-name="Text_20_body">
      <style:text-properties style:text-underline-style="none" officeooo:rsid="000c336f" officeooo:paragraph-rsid="000c336f"/>
    </style:style>
    <style:style style:name="P3" style:family="paragraph" style:parent-style-name="Text_20_body">
      <style:text-properties style:text-underline-style="none" officeooo:paragraph-rsid="0008b9ba"/>
    </style:style>
    <style:style style:name="P4" style:family="paragraph" style:parent-style-name="Text_20_body">
      <style:text-properties style:text-underline-style="none" officeooo:rsid="000edfb8" officeooo:paragraph-rsid="000edfb8"/>
    </style:style>
    <style:style style:name="P5" style:family="paragraph" style:parent-style-name="Text_20_body">
      <style:text-properties style:text-underline-style="none" officeooo:rsid="003e574c" officeooo:paragraph-rsid="003e574c"/>
    </style:style>
    <style:style style:name="P6" style:family="paragraph" style:parent-style-name="Text_20_body">
      <style:text-properties officeooo:paragraph-rsid="003067a0"/>
    </style:style>
    <style:style style:name="P7" style:family="paragraph" style:parent-style-name="Text_20_body">
      <style:text-properties fo:font-weight="bold" officeooo:rsid="003465ac" officeooo:paragraph-rsid="003465ac" style:font-weight-asian="bold" style:font-weight-complex="bold"/>
    </style:style>
    <style:style style:name="P8" style:family="paragraph" style:parent-style-name="Text_20_body">
      <style:text-properties fo:font-weight="bold" officeooo:rsid="00364ea2" officeooo:paragraph-rsid="00364ea2" style:font-weight-asian="bold" style:font-weight-complex="bold"/>
    </style:style>
    <style:style style:name="P9" style:family="paragraph" style:parent-style-name="Text_20_body">
      <style:text-properties fo:font-weight="bold" officeooo:rsid="0036f102" officeooo:paragraph-rsid="0036f102" style:font-weight-asian="bold" style:font-weight-complex="bold"/>
    </style:style>
    <style:style style:name="P10" style:family="paragraph" style:parent-style-name="Heading_20_1">
      <style:text-properties style:text-underline-style="solid" style:text-underline-width="auto" style:text-underline-color="#d62e4e" officeooo:rsid="0008b9ba" officeooo:paragraph-rsid="0008b9ba"/>
    </style:style>
    <style:style style:name="P11" style:family="paragraph" style:parent-style-name="Heading_20_1">
      <style:paragraph-properties fo:break-before="page"/>
      <style:text-properties style:text-underline-style="solid" style:text-underline-width="auto" style:text-underline-color="#d62e4e" officeooo:rsid="0008b9ba" officeooo:paragraph-rsid="0008b9ba"/>
    </style:style>
    <style:style style:name="P12" style:family="paragraph" style:parent-style-name="Heading_20_1" style:list-style-name="">
      <style:text-properties style:text-underline-style="solid" style:text-underline-width="auto" style:text-underline-color="#d62e4e" officeooo:rsid="0008b9ba" officeooo:paragraph-rsid="0008b9ba"/>
    </style:style>
    <style:style style:name="P13" style:family="paragraph" style:parent-style-name="Heading_20_2">
      <style:text-properties officeooo:rsid="0013ed09" officeooo:paragraph-rsid="0013ed09"/>
    </style:style>
    <style:style style:name="P14" style:family="paragraph" style:parent-style-name="Heading_20_2">
      <style:text-properties officeooo:rsid="001c4304" officeooo:paragraph-rsid="001c4304"/>
    </style:style>
    <style:style style:name="P15" style:family="paragraph" style:parent-style-name="Heading_20_2">
      <style:text-properties officeooo:rsid="003067a0" officeooo:paragraph-rsid="003067a0"/>
    </style:style>
    <style:style style:name="P16" style:family="paragraph" style:parent-style-name="Heading_20_3">
      <style:text-properties style:text-underline-style="none" officeooo:rsid="003d5504" officeooo:paragraph-rsid="003d5504"/>
    </style:style>
    <style:style style:name="P17" style:family="paragraph" style:parent-style-name="Text_20_body" style:list-style-name="L1">
      <style:text-properties officeooo:paragraph-rsid="000c336f"/>
    </style:style>
    <style:style style:name="P18" style:family="paragraph" style:parent-style-name="Text_20_body" style:list-style-name="L1">
      <style:text-properties officeooo:paragraph-rsid="000edfb8"/>
    </style:style>
    <style:style style:name="P19" style:family="paragraph" style:parent-style-name="Text_20_body" style:list-style-name="L1">
      <style:text-properties style:text-underline-style="none" officeooo:rsid="000c336f" officeooo:paragraph-rsid="000c336f"/>
    </style:style>
    <style:style style:name="P20" style:family="paragraph" style:parent-style-name="Text_20_body" style:list-style-name="L2">
      <style:text-properties style:text-underline-style="none" officeooo:rsid="000edfb8" officeooo:paragraph-rsid="000edfb8"/>
    </style:style>
    <style:style style:name="P21" style:family="paragraph" style:parent-style-name="Text_20_body" style:list-style-name="L4">
      <style:text-properties style:text-underline-style="none" officeooo:rsid="00199844" officeooo:paragraph-rsid="00199844"/>
    </style:style>
    <style:style style:name="P22" style:family="paragraph" style:parent-style-name="Text_20_body">
      <style:text-properties style:text-underline-style="none" officeooo:rsid="003fd756" officeooo:paragraph-rsid="003fd756"/>
    </style:style>
    <style:style style:name="P23" style:family="paragraph" style:parent-style-name="Text_20_body" style:list-style-name="L2">
      <style:text-properties officeooo:rsid="000edfb8" officeooo:paragraph-rsid="000edfb8"/>
    </style:style>
    <style:style style:name="P24" style:family="paragraph" style:parent-style-name="Text_20_body" style:list-style-name="L3">
      <style:text-properties style:text-line-through-style="solid" style:text-line-through-type="single" officeooo:rsid="0017eaa8" officeooo:paragraph-rsid="0017eaa8"/>
    </style:style>
    <style:style style:name="P25" style:family="paragraph" style:parent-style-name="Text_20_body" style:list-style-name="L3">
      <style:text-properties style:text-line-through-style="solid" style:text-line-through-type="single" officeooo:rsid="00199844" officeooo:paragraph-rsid="00199844"/>
    </style:style>
    <style:style style:name="P26" style:family="paragraph" style:parent-style-name="Text_20_body" style:list-style-name="L4">
      <style:text-properties style:text-line-through-style="solid" style:text-line-through-type="single" style:text-underline-style="none" officeooo:rsid="00199844" officeooo:paragraph-rsid="00199844"/>
    </style:style>
    <style:style style:name="P27" style:family="paragraph" style:parent-style-name="Text_20_body" style:list-style-name="L6">
      <style:text-properties style:text-line-through-style="solid" style:text-line-through-type="single" officeooo:rsid="001ce1d4" officeooo:paragraph-rsid="001ce1d4"/>
    </style:style>
    <style:style style:name="P28" style:family="paragraph" style:parent-style-name="Text_20_body" style:list-style-name="L5">
      <style:text-properties officeooo:rsid="00331931" officeooo:paragraph-rsid="00331931"/>
    </style:style>
    <style:style style:name="P29" style:family="paragraph" style:parent-style-name="Text_20_body" style:list-style-name="L6">
      <style:text-properties officeooo:rsid="001ce1d4" officeooo:paragraph-rsid="001ce1d4"/>
    </style:style>
    <style:style style:name="P30" style:family="paragraph" style:parent-style-name="Text_20_body" style:list-style-name="L7">
      <style:text-properties officeooo:rsid="001ce1d4" officeooo:paragraph-rsid="001ce1d4"/>
    </style:style>
    <style:style style:name="P31" style:family="paragraph" style:parent-style-name="Text_20_body" style:list-style-name="L8">
      <style:text-properties officeooo:rsid="001ce1d4" officeooo:paragraph-rsid="001ce1d4"/>
    </style:style>
    <style:style style:name="P32" style:family="paragraph" style:parent-style-name="Text_20_body" style:list-style-name="L9">
      <style:text-properties officeooo:rsid="00251e90" officeooo:paragraph-rsid="00251e90"/>
    </style:style>
    <style:style style:name="P33" style:family="paragraph" style:parent-style-name="Text_20_body" style:list-style-name="L10">
      <style:text-properties officeooo:rsid="00251e90" officeooo:paragraph-rsid="00251e90"/>
    </style:style>
    <style:style style:name="P34" style:family="paragraph" style:parent-style-name="Text_20_body" style:list-style-name="L11">
      <style:text-properties officeooo:rsid="0026d97e" officeooo:paragraph-rsid="0026d97e"/>
    </style:style>
    <style:style style:name="P35" style:family="paragraph" style:parent-style-name="Text_20_body" style:list-style-name="L12">
      <style:text-properties officeooo:rsid="0026d97e" officeooo:paragraph-rsid="0026d97e"/>
    </style:style>
    <style:style style:name="P36" style:family="paragraph" style:parent-style-name="Text_20_body" style:list-style-name="L13">
      <style:text-properties officeooo:rsid="0026d97e" officeooo:paragraph-rsid="0026d97e"/>
    </style:style>
    <style:style style:name="P37" style:family="paragraph" style:parent-style-name="Text_20_body">
      <style:text-properties fo:font-weight="normal" officeooo:rsid="0036f102" officeooo:paragraph-rsid="0036f102" style:font-weight-asian="normal" style:font-weight-complex="normal"/>
    </style:style>
    <style:style style:name="P38" style:family="paragraph" style:parent-style-name="Text_20_body" style:list-style-name="L4">
      <style:text-properties officeooo:rsid="00199844" officeooo:paragraph-rsid="00199844"/>
    </style:style>
    <style:style style:name="T1" style:family="text">
      <style:text-properties officeooo:rsid="000d01ef"/>
    </style:style>
    <style:style style:name="T2" style:family="text">
      <style:text-properties officeooo:rsid="000df1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336f"/>
    </style:style>
    <style:style style:name="T5" style:family="text">
      <style:text-properties style:text-underline-style="none" officeooo:rsid="000d01ef"/>
    </style:style>
    <style:style style:name="T6" style:family="text">
      <style:text-properties style:text-underline-style="none" officeooo:rsid="000edfb8"/>
    </style:style>
    <style:style style:name="T7" style:family="text">
      <style:text-properties officeooo:rsid="0014ba49"/>
    </style:style>
    <style:style style:name="T8" style:family="text">
      <style:text-properties officeooo:rsid="0026d97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64ea2" style:font-weight-asian="normal" style:font-weight-complex="normal"/>
    </style:style>
    <style:style style:name="T11" style:family="text">
      <style:text-properties fo:font-weight="normal" officeooo:rsid="003e574c" style:font-weight-asian="normal" style:font-weight-complex="normal"/>
    </style:style>
    <style:style style:name="T12" style:family="text">
      <style:text-properties style:text-line-through-style="solid" style:text-line-through-type="single"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tle Cupcake Shop</text:p>
      <text:h text:style-name="P10" text:outline-level="1">1. Understand the Problem</text:h>
      <text:p text:style-name="P2">The client want’s a simple page where a user chooses from 5 different cakes and is able to customize each one, <text:span text:style-name="T1">each of these will have an added cost</text:span>. <text:span text:style-name="T2">An option of a text decoration with a cost per letter.</text:span> A running total should be visible to show the user the total cost of their order. The page should also be mobile responsive.</text:p>
      <text:list xml:id="list4068321587" text:style-name="L1">
        <text:list-item>
          <text:p text:style-name="P19">Simple, mobile responsive page.</text:p>
        </text:list-item>
        <text:list-item>
          <text:p text:style-name="P19">A list of 5 different cakes available.</text:p>
        </text:list-item>
        <text:list-item>
          <text:p text:style-name="P17"><text:span text:style-name="T4">Each cake can be customized </text:span><text:span text:style-name="T5">with each customization having a seperate cost</text:span><text:span text:style-name="T4">.</text:span></text:p>
        </text:list-item>
      </text:list>
      <text:list xml:id="list853795554" text:style-name="L2">
        <text:list-item>
          <text:list>
            <text:list-item>
              <text:p text:style-name="P23"><text:span text:style-name="T4">F</text:span><text:span text:style-name="T3">lavour</text:span></text:p>
            </text:list-item>
            <text:list-item>
              <text:p text:style-name="P20">Colour</text:p>
            </text:list-item>
            <text:list-item>
              <text:p text:style-name="P20">Decorations</text:p>
            </text:list-item>
            <text:list-item>
              <text:p text:style-name="P23"><text:span text:style-name="T3">Text decorations</text:span><text:span text:style-name="T5"> (</text:span><text:span text:style-name="T3">c</text:span><text:span text:style-name="T5">ustomized word placed on cake charged per letter.)</text:span></text:p>
            </text:list-item>
          </text:list>
        </text:list-item>
      </text:list>
      <text:list xml:id="list141539283478889" text:continue-list="list4068321587" text:style-name="L1">
        <text:list-item>
          <text:p text:style-name="P18"><text:span text:style-name="T5">A </text:span><text:span text:style-name="T6">total cost is kept up to date and visible to the user.</text:span></text:p>
        </text:list-item>
      </text:list>
      <text:p text:style-name="P4"/>
      <text:h text:style-name="P12" text:outline-level="1"/>
      <text:h text:style-name="P11" text:outline-level="1">2. Plan</text:h>
      <text:h text:style-name="P13" text:outline-level="2">0.0v – Brainstorm &amp; Design Mock-up</text:h>
      <text:list xml:id="list2299335720" text:style-name="L3">
        <text:list-item>
          <text:p text:style-name="P24">Brainstorm ideas and what the client wants / customers need</text:p>
        </text:list-item>
        <text:list-item>
          <text:p text:style-name="P24">Try out various logos, create colour schemes for each one</text:p>
        </text:list-item>
        <text:list-item>
          <text:p text:style-name="P24">Create page layouts using the various colour schemes for each of; Mobile, Tablet and Desktop</text:p>
        </text:list-item>
        <text:list-item>
          <text:p text:style-name="P25">Pick one layout / colour scheme and fine tune it, ensuring it will work and what will be needed, should have a final render ready for Mobile, Tablet and Desk<text:span text:style-name="T7">0.1v – Setup</text:span></text:p>
        </text:list-item>
      </text:list>
      <text:list xml:id="list3342025611" text:style-name="L4">
        <text:list-item>
          <text:p text:style-name="P21">Create a list of every element and the naming conventions</text:p>
        </text:list-item>
        <text:list-item>
          <text:p text:style-name="P21">Create a rough guide on how flexbox will be used</text:p>
        </text:list-item>
        <text:list-item>
          <text:p text:style-name="P26">Decide what sass files will be used and an index</text:p>
        </text:list-item>
        <text:list-item>
          <text:p text:style-name="P26">Decide what JS files will be used and what scripts will be necessary</text:p>
        </text:list-item>
        <text:list-item>
          <text:p text:style-name="P26">Collect all images that will be used throughout the site, making sure to size and optimize them for each breakpoint</text:p>
        </text:list-item>
        <text:list-item>
          <text:p text:style-name="P26">Finish roadmap</text:p>
        </text:list-item>
        <text:list-item>
          <text:p text:style-name="P38"><text:span text:style-name="T12">Setup folder structure and enable GIT, node.js and GULP</text:span></text:p>
        </text:list-item>
      </text:list>
      <text:h text:style-name="P14" text:outline-level="2">0.2v – Navbar</text:h>
      <text:list xml:id="list1573021278" text:style-name="L6">
        <text:list-item>
          <text:p text:style-name="P27">Create Navbar</text:p>
        </text:list-item>
        <text:list-item>
          <text:p text:style-name="P27">Test links work</text:p>
        </text:list-item>
        <text:list-item>
          <text:p text:style-name="P27">CSS Mobile</text:p>
        </text:list-item>
        <text:list-item>
          <text:p text:style-name="P27">CSS Tablet</text:p>
        </text:list-item>
        <text:list-item>
          <text:p text:style-name="P29">CSS Desktop</text:p>
        </text:list-item>
      </text:list>
      <text:h text:style-name="P14" text:outline-level="2">0.3v – Footer</text:h>
      <text:list xml:id="list251153746" text:style-name="L7">
        <text:list-item>
          <text:p text:style-name="P30">Create footer</text:p>
        </text:list-item>
        <text:list-item>
          <text:p text:style-name="P30">Test links work</text:p>
        </text:list-item>
        <text:list-item>
          <text:p text:style-name="P30">CSS Mobile</text:p>
        </text:list-item>
        <text:list-item>
          <text:p text:style-name="P30">CSS Tablet</text:p>
        </text:list-item>
        <text:list-item>
          <text:p text:style-name="P30">CSS Desktop</text:p>
        </text:list-item>
      </text:list>
      <text:h text:style-name="P14" text:outline-level="2"><text:soft-page-break/>0.4v – Home Page</text:h>
      <text:list xml:id="list2323497286" text:style-name="L8">
        <text:list-item>
          <text:p text:style-name="P31">Create Title screen elements</text:p>
        </text:list-item>
        <text:list-item>
          <text:p text:style-name="P31">CSS Mobile</text:p>
        </text:list-item>
        <text:list-item>
          <text:p text:style-name="P31">CSS Tablet</text:p>
        </text:list-item>
        <text:list-item>
          <text:p text:style-name="P31">CSS Desktop</text:p>
        </text:list-item>
      </text:list>
      <text:h text:style-name="P14" text:outline-level="2">0.5v – Contact Page</text:h>
      <text:list xml:id="list1168759235" text:style-name="L9">
        <text:list-item>
          <text:p text:style-name="P32">Create contact page</text:p>
        </text:list-item>
        <text:list-item>
          <text:p text:style-name="P32">Create form</text:p>
        </text:list-item>
        <text:list-item>
          <text:p text:style-name="P32">CSS Mobile</text:p>
        </text:list-item>
        <text:list-item>
          <text:p text:style-name="P32">CSS Tablet</text:p>
        </text:list-item>
        <text:list-item>
          <text:p text:style-name="P32">CSS Desktop</text:p>
        </text:list-item>
      </text:list>
      <text:h text:style-name="P14" text:outline-level="2">0.6v – Custom Page</text:h>
      <text:list xml:id="list2716733303" text:style-name="L10">
        <text:list-item>
          <text:p text:style-name="P33">Create custom page</text:p>
        </text:list-item>
        <text:list-item>
          <text:p text:style-name="P33">Create Form (cupcake)</text:p>
        </text:list-item>
        <text:list-item>
          <text:p text:style-name="P33">Create cost button</text:p>
        </text:list-item>
        <text:list-item>
          <text:p text:style-name="P33">Create scroll button</text:p>
        </text:list-item>
        <text:list-item>
          <text:p text:style-name="P33">Create rest of forms</text:p>
        </text:list-item>
        <text:list-item>
          <text:p text:style-name="P33">CSS Mobile</text:p>
          <text:list>
            <text:list-item>
              <text:p text:style-name="P33">Page setup</text:p>
            </text:list-item>
            <text:list-item>
              <text:p text:style-name="P33">Cost button</text:p>
            </text:list-item>
            <text:list-item>
              <text:p text:style-name="P33">Scroll button</text:p>
            </text:list-item>
            <text:list-item>
              <text:p text:style-name="P33">Forms</text:p>
            </text:list-item>
          </text:list>
        </text:list-item>
        <text:list-item>
          <text:p text:style-name="P33">CSS Tablet</text:p>
          <text:list>
            <text:list-item>
              <text:p text:style-name="P33">Page setup</text:p>
            </text:list-item>
            <text:list-item>
              <text:p text:style-name="P33">Cost button</text:p>
            </text:list-item>
            <text:list-item>
              <text:p text:style-name="P33">Scroll button</text:p>
            </text:list-item>
            <text:list-item>
              <text:p text:style-name="P33">Forms</text:p>
            </text:list-item>
          </text:list>
        </text:list-item>
        <text:list-item>
          <text:p text:style-name="P33">CSS Desktop</text:p>
          <text:list>
            <text:list-item>
              <text:p text:style-name="P33">Page setup</text:p>
            </text:list-item>
            <text:list-item>
              <text:p text:style-name="P33">Cost button</text:p>
            </text:list-item>
            <text:list-item>
              <text:p text:style-name="P33"><text:soft-page-break/>Scroll button</text:p>
            </text:list-item>
            <text:list-item>
              <text:p text:style-name="P33">Forms</text:p>
            </text:list-item>
          </text:list>
        </text:list-item>
      </text:list>
      <text:h text:style-name="P14" text:outline-level="2">0.7v – Transition Scripts</text:h>
      <text:list xml:id="list12333605" text:style-name="L11">
        <text:list-item>
          <text:p text:style-name="P34">Navbar hide (for mobile on Custom &amp; Contact pages)</text:p>
        </text:list-item>
        <text:list-item>
          <text:p text:style-name="P34">Scroll button</text:p>
        </text:list-item>
        <text:list-item>
          <text:p text:style-name="P34">Forms show hidden text</text:p>
        </text:list-item>
      </text:list>
      <text:h text:style-name="P14" text:outline-level="2">0.8v – Form Scripts</text:h>
      <text:list xml:id="list169042065" text:style-name="L12">
        <text:list-item>
          <text:p text:style-name="P35">On cupcake selection cost update</text:p>
        </text:list-item>
        <text:list-item>
          <text:p text:style-name="P35">Additional extras cost update</text:p>
        </text:list-item>
        <text:list-item>
          <text:p text:style-name="P35">Extra text letter limit</text:p>
        </text:list-item>
        <text:list-item>
          <text:p text:style-name="P35">Extra text cost per letter update</text:p>
        </text:list-item>
      </text:list>
      <text:h text:style-name="P14" text:outline-level="2">0.9v – <text:span text:style-name="T8">Final Touches</text:span></text:h>
      <text:list xml:id="list4101474574" text:style-name="L13">
        <text:list-item>
          <text:p text:style-name="P36">Check every link, every button, twice!</text:p>
        </text:list-item>
        <text:list-item>
          <text:p text:style-name="P36">Tidy up CSS (If possible)</text:p>
        </text:list-item>
        <text:list-item>
          <text:p text:style-name="P36">Tidy up JS (If possible)</text:p>
        </text:list-item>
      </text:list>
      <text:h text:style-name="P11" text:outline-level="1">2.5 Pseudo Code</text:h>
      <text:h text:style-name="P15" text:outline-level="2">2.5.1. Home Page</text:h>
      <text:p text:style-name="P7">Scroll Arrow<text:span text:style-name="T9">:</text:span></text:p>
      <text:p text:style-name="P7"><text:span text:style-name="T9">Bookmark x2 = Top of Page </text:span><text:span text:style-name="T10">id=”homeTopPage”</text:span><text:span text:style-name="T9">, Bottom of Page </text:span><text:span text:style-name="T10">id=”homeBottomPage”</text:span></text:p>
      <text:p text:style-name="P7"><text:span text:style-name="T9">Scro</text:span><text:span text:style-name="T10">ll Down Arrow = &lt;a href=”#homeBottomPage”&gt;&lt;/a&gt;</text:span></text:p>
      <text:p text:style-name="P8"><text:span text:style-name="T10">S</text:span><text:span text:style-name="T9">croll Up Arrow = &lt;a href=”#homeTopPage”&gt;&lt;/a&gt;</text:span></text:p>
      <text:h text:style-name="P15" text:outline-level="2">2.5.2. Custom Cupcake Page</text:h>
      <text:h text:style-name="P16" text:outline-level="3"><text:tab/>2.5.2.1. Forms</text:h>
      <text:p text:style-name="P9">Form 1:<text:span text:style-name="T9"> Cake type (id=”cakeSelect” class=”cakeForm formMain”)</text:span></text:p>
      <text:p text:style-name="P37">5 Radio buttons</text:p>
      <text:p text:style-name="P37">&lt;form&gt;</text:p>
      <text:p text:style-name="P37"><text:tab/>&lt;input type=”radio” id=”cakeBasic” name=”cakeType” value=”basic”&gt;</text:p>
      <text:p text:style-name="P37"><text:tab/>&lt;label for=”cakeBasic”&gt;</text:p>
      <text:p text:style-name="P37"><text:tab/>&lt;a href=”#cakeBasicShow”&gt;Show More</text:p>
      <text:p text:style-name="P37"><text:tab/>&lt;p id=”cakeBasicShow”&gt;</text:p>
      <text:p text:style-name="P9">Form 2:<text:span text:style-name="T9"> Flavour type (id=”flavourSelect” class=”flavourForm formMain”)</text:span></text:p>
      <text:p text:style-name="P9">Form 3:<text:span text:style-name="T9"> Icing colour (id=”icingSelect” class=”icingForm formMain”)</text:span></text:p>
      <text:p text:style-name="P9">Form 4:<text:span text:style-name="T9"> Extras (id=”extrasSelect” class=”extrasForm formMain”)</text:span></text:p>
      <text:p text:style-name="P9">Form 5:<text:span text:style-name="T9"> Icing Text (id=”icingText” class=”icingTextForm”) </text:span><text:span text:style-name="T11">((Max character length))</text:span></text:p>
      <text:h text:style-name="P16" text:outline-level="3"><text:tab/>2.5.2.2. Scripts</text:h>
      <text:p text:style-name="P22">Show more text</text:p>
      <text:p text:style-name="P5">Change total cost button to cake selected cost</text:p>
      <text:p text:style-name="P5">Unload form #</text:p>
      <text:p text:style-name="P5">Load form #</text:p>
      <text:p text:style-name="P5">Adds any additional extras to total cost button</text:p>
      <text:p text:style-name="P5">Works out how much to add from input text excluding empty spaces</text:p>
      <text:p text:style-name="P5">Adds this to total cost button</text:p>
      <text:h text:style-name="P15" text:outline-level="2"><text:soft-page-break/>2.5.3. Contact Page </text:h>
      <text:p text:style-name="P6"/>
      <text:h text:style-name="P11" text:outline-level="1">3. Divide &amp; Conquer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Light" svg:font-family="'Zilla Slab Light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 Light" fo:font-family="'Zilla Slab Light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1:25:11.757157706</meta:creation-date>
    <dc:date>2022-02-16T14:15:37.099664863</dc:date>
    <meta:editing-duration>PT12H38M20S</meta:editing-duration>
    <meta:editing-cycles>38</meta:editing-cycles>
    <meta:generator>LibreOffice/7.2.5.2.0$Linux_X86_64 LibreOffice_project/20$Build-2</meta:generator>
    <meta:document-statistic meta:table-count="0" meta:image-count="0" meta:object-count="0" meta:page-count="7" meta:paragraph-count="110" meta:word-count="633" meta:character-count="3525" meta:non-whitespace-character-count="3053"/>
  </office:meta>
</office:document-meta>
</file>